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">
      <style:table-properties style:width="25.703cm" fo:margin-left="-0.009cm" fo:margin-top="0cm" fo:margin-bottom="0cm" style:page-number="auto" fo:break-before="auto" fo:break-after="auto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3.582cm"/>
    </style:style>
    <style:style style:name="Table1.B" style:family="table-column">
      <style:table-column-properties style:column-width="3.508cm"/>
    </style:style>
    <style:style style:name="Table1.C" style:family="table-column">
      <style:table-column-properties style:column-width="3.097cm"/>
    </style:style>
    <style:style style:name="Table1.D" style:family="table-column">
      <style:table-column-properties style:column-width="7.546cm"/>
    </style:style>
    <style:style style:name="Table1.E" style:family="table-column">
      <style:table-column-properties style:column-width="7.969cm"/>
    </style:style>
    <style:style style:name="Table1.1" style:family="table-row">
      <style:table-row-properties style:min-row-height="1.318cm" fo:keep-together="auto"/>
    </style:style>
    <style:style style:name="Table1.A1" style:family="table-cell">
      <style:table-cell-properties style:vertical-align="" fo:background-color="#f8ba00" fo:padding="0.141cm" fo:border="0.25pt solid #000001">
        <style:background-image/>
      </style:table-cell-properties>
    </style:style>
    <style:style style:name="Table1.2" style:family="table-row">
      <style:table-row-properties style:min-row-height="0.803cm" fo:keep-together="auto"/>
    </style:style>
    <style:style style:name="Table1.3" style:family="table-row">
      <style:table-row-properties style:min-row-height="0.737cm" fo:keep-together="auto"/>
    </style:style>
    <style:style style:name="Table1.A3" style:family="table-cell">
      <style:table-cell-properties style:vertical-align="" fo:background-color="#d5d5d5" fo:padding="0.141cm" fo:border-left="0.25pt solid #000001" fo:border-right="0.25pt solid #000001" fo:border-top="0.25pt solid #000001" fo:border-bottom="0.5pt solid #000001">
        <style:background-image/>
      </style:table-cell-properties>
    </style:style>
    <style:style style:name="Table1.4" style:family="table-row">
      <style:table-row-properties style:min-row-height="0.009cm" fo:keep-together="auto"/>
    </style:style>
    <style:style style:name="Table1.A4" style:family="table-cell">
      <style:table-cell-properties style:vertical-align="" fo:background-color="#fefefe" fo:padding="0.141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.B4" style:family="table-cell">
      <style:table-cell-properties style:vertical-align="" fo:background-color="#ffffff" fo:padding="0.141cm" fo:border-left="0.5pt solid #000001" fo:border-right="0.5pt dotted #000001" fo:border-top="0.5pt solid #000001" fo:border-bottom="0.25pt solid #000001">
        <style:background-image/>
      </style:table-cell-properties>
    </style:style>
    <style:style style:name="Table1.C4" style:family="table-cell">
      <style:table-cell-properties style:vertical-align="" fo:background-color="#ffffff" fo:padding="0.141cm" fo:border-left="0.5pt dotted #000001" fo:border-right="0.5pt dotted #000001" fo:border-top="0.5pt solid #000001" fo:border-bottom="0.25pt solid #000001">
        <style:background-image/>
      </style:table-cell-properties>
    </style:style>
    <style:style style:name="Table1.E4" style:family="table-cell">
      <style:table-cell-properties style:vertical-align="" fo:background-color="#ffffff" fo:padding="0.141cm" fo:border-left="0.5pt dotted #000001" fo:border-right="0.25pt solid #000001" fo:border-top="0.5pt solid #000001" fo:border-bottom="0.25pt solid #000001">
        <style:background-image/>
      </style:table-cell-properties>
    </style:style>
    <style:style style:name="Table1.5" style:family="table-row">
      <style:table-row-properties style:min-row-height="0.282cm" fo:keep-together="auto"/>
    </style:style>
    <style:style style:name="Table1.A5" style:family="table-cell">
      <style:table-cell-properties fo:background-color="#fefefe" fo:padding-left="0.199cm" fo:padding-right="0.191cm" fo:padding-top="0cm" fo:padding-bottom="0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.B5" style:family="table-cell">
      <style:table-cell-properties fo:background-color="#ffffff" fo:padding-left="0.199cm" fo:padding-right="0.191cm" fo:padding-top="0cm" fo:padding-bottom="0cm" fo:border-left="0.5pt solid #000001" fo:border-right="0.5pt dotted #000001" fo:border-top="0.5pt solid #000001" fo:border-bottom="0.25pt solid #000001">
        <style:background-image/>
      </style:table-cell-properties>
    </style:style>
    <style:style style:name="Table1.C5" style:family="table-cell">
      <style:table-cell-properties fo:background-color="#ffffff" fo:padding-left="0.199cm" fo:padding-right="0.191cm" fo:padding-top="0cm" fo:padding-bottom="0cm" fo:border-left="0.5pt dotted #000001" fo:border-right="0.5pt dotted #000001" fo:border-top="0.5pt solid #000001" fo:border-bottom="0.25pt solid #000001">
        <style:background-image/>
      </style:table-cell-properties>
    </style:style>
    <style:style style:name="Table1.D5" style:family="table-cell">
      <style:table-cell-properties fo:background-color="#ffffff" fo:padding-left="0.199cm" fo:padding-right="0.191cm" fo:padding-top="0cm" fo:padding-bottom="0cm" fo:border-left="0.5pt dotted #000001" fo:border-right="0.5pt dotted #000001" fo:border-top="0.5pt solid #000001" fo:border-bottom="0.25pt solid #000001">
        <style:background-image/>
      </style:table-cell-properties>
    </style:style>
    <style:style style:name="Table1.E5" style:family="table-cell">
      <style:table-cell-properties fo:background-color="#ffffff" fo:padding-left="0.199cm" fo:padding-right="0.191cm" fo:padding-top="0cm" fo:padding-bottom="0cm" fo:border-left="0.5pt dotted #000001" fo:border-right="0.25pt solid #000001" fo:border-top="0.5pt solid #000001" fo:border-bottom="0.25pt solid #000001">
        <style:background-image/>
      </style:table-cell-properties>
    </style:style>
    <style:style style:name="Table1.A6" style:family="table-cell">
      <style:table-cell-properties fo:background-color="#fefefe" fo:padding-left="0.199cm" fo:padding-right="0.191cm" fo:padding-top="0cm" fo:padding-bottom="0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.B6" style:family="table-cell">
      <style:table-cell-properties fo:background-color="#ffffff" fo:padding-left="0.199cm" fo:padding-right="0.191cm" fo:padding-top="0cm" fo:padding-bottom="0cm" fo:border-left="0.5pt solid #000001" fo:border-right="0.5pt dotted #000001" fo:border-top="0.5pt solid #000001" fo:border-bottom="0.25pt solid #000001">
        <style:background-image/>
      </style:table-cell-properties>
    </style:style>
    <style:style style:name="Table1.C6" style:family="table-cell">
      <style:table-cell-properties fo:background-color="#ffffff" fo:padding-left="0.199cm" fo:padding-right="0.191cm" fo:padding-top="0cm" fo:padding-bottom="0cm" fo:border-left="0.5pt dotted #000001" fo:border-right="0.5pt dotted #000001" fo:border-top="0.5pt solid #000001" fo:border-bottom="0.25pt solid #000001">
        <style:background-image/>
      </style:table-cell-properties>
    </style:style>
    <style:style style:name="Table1.D6" style:family="table-cell">
      <style:table-cell-properties fo:background-color="#ffffff" fo:padding-left="0.199cm" fo:padding-right="0.191cm" fo:padding-top="0cm" fo:padding-bottom="0cm" fo:border-left="0.5pt dotted #000001" fo:border-right="0.5pt dotted #000001" fo:border-top="0.5pt solid #000001" fo:border-bottom="0.25pt solid #000001">
        <style:background-image/>
      </style:table-cell-properties>
    </style:style>
    <style:style style:name="Table1.E6" style:family="table-cell">
      <style:table-cell-properties fo:background-color="#ffffff" fo:padding-left="0.199cm" fo:padding-right="0.191cm" fo:padding-top="0cm" fo:padding-bottom="0cm" fo:border-left="0.5pt dotted #000001" fo:border-right="0.25pt solid #000001" fo:border-top="0.5pt solid #000001" fo:border-bottom="0.25pt solid #000001">
        <style:background-image/>
      </style:table-cell-properties>
    </style:style>
    <style:style style:name="Table1.7" style:family="table-row">
      <style:table-row-properties style:min-row-height="9.791cm" fo:keep-together="auto"/>
    </style:style>
    <style:style style:name="Table1.A7" style:family="table-cell">
      <style:table-cell-properties fo:background-color="#fefefe" fo:padding-left="0.199cm" fo:padding-right="0.191cm" fo:padding-top="0cm" fo:padding-bottom="0cm" fo:border-left="0.25pt solid #000001" fo:border-right="0.5pt solid #000001" fo:border-top="0.5pt solid #000001" fo:border-bottom="0.25pt solid #000001">
        <style:background-image/>
      </style:table-cell-properties>
    </style:style>
    <style:style style:name="Table1.B7" style:family="table-cell">
      <style:table-cell-properties fo:background-color="#ffffff" fo:padding-left="0.199cm" fo:padding-right="0.191cm" fo:padding-top="0cm" fo:padding-bottom="0cm" fo:border-left="0.5pt solid #000001" fo:border-right="0.5pt dotted #000001" fo:border-top="0.5pt solid #000001" fo:border-bottom="0.25pt solid #000001">
        <style:background-image/>
      </style:table-cell-properties>
    </style:style>
    <style:style style:name="Table1.C7" style:family="table-cell">
      <style:table-cell-properties fo:background-color="#ffffff" fo:padding-left="0.199cm" fo:padding-right="0.191cm" fo:padding-top="0cm" fo:padding-bottom="0cm" fo:border-left="0.5pt dotted #000001" fo:border-right="0.5pt dotted #000001" fo:border-top="0.5pt solid #000001" fo:border-bottom="0.25pt solid #000001">
        <style:background-image/>
      </style:table-cell-properties>
    </style:style>
    <style:style style:name="Table1.D7" style:family="table-cell">
      <style:table-cell-properties fo:background-color="#ffffff" fo:padding-left="0.199cm" fo:padding-right="0.191cm" fo:padding-top="0cm" fo:padding-bottom="0cm" fo:border-left="0.5pt dotted #000001" fo:border-right="0.5pt dotted #000001" fo:border-top="0.5pt solid #000001" fo:border-bottom="0.25pt solid #000001">
        <style:background-image/>
      </style:table-cell-properties>
    </style:style>
    <style:style style:name="Table1.E7" style:family="table-cell">
      <style:table-cell-properties fo:background-color="#ffffff" fo:padding-left="0.199cm" fo:padding-right="0.191cm" fo:padding-top="0cm" fo:padding-bottom="0cm" fo:border-left="0.5pt dotted #000001" fo:border-right="0.25pt solid #000001" fo:border-top="0.5pt solid #000001" fo:border-bottom="0.25pt solid #000001">
        <style:background-image/>
      </style:table-cell-properties>
    </style:style>
    <style:style style:name="Table1.8" style:family="table-row">
      <style:table-row-properties style:min-row-height="0.603cm" fo:keep-together="auto"/>
    </style:style>
    <style:style style:name="Table1.A8" style:family="table-cell">
      <style:table-cell-properties style:vertical-align="" fo:background-color="#d5d5d5" fo:padding="0.141cm" fo:border="0.5pt solid #000001">
        <style:background-image/>
      </style:table-cell-properties>
    </style:style>
    <style:style style:name="P1" style:family="paragraph" style:parent-style-name="Body">
      <style:paragraph-properties fo:text-align="start" style:justify-single-word="false" style:writing-mode="lr-tb"/>
    </style:style>
    <style:style style:name="P2" style:family="paragraph" style:parent-style-name="Table_20_Style_20_3">
      <style:paragraph-properties fo:text-align="start" style:justify-single-word="false"/>
    </style:style>
    <style:style style:name="P3" style:family="paragraph" style:parent-style-name="Table_20_Style_20_3">
      <style:paragraph-properties fo:text-align="center" style:justify-single-word="false"/>
    </style:style>
    <style:style style:name="P4" style:family="paragraph" style:parent-style-name="Table_20_Style_20_2">
      <style:paragraph-properties fo:text-align="center" style:justify-single-word="false"/>
    </style:style>
    <style:style style:name="P5" style:family="paragraph" style:parent-style-name="Table_20_Style_20_2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/>
      <style:text-properties fo:hyphenate="true" fo:hyphenation-remain-char-count="2" fo:hyphenation-push-char-count="2"/>
    </style:style>
    <style:style style:name="P6" style:family="paragraph" style:parent-style-name="Table_20_Style_20_2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/>
      <style:text-properties officeooo:paragraph-rsid="00121f64" fo:hyphenate="true" fo:hyphenation-remain-char-count="2" fo:hyphenation-push-char-count="2"/>
    </style:style>
    <style:style style:name="P7" style:family="paragraph" style:parent-style-name="Table_20_Style_20_2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tab-stops>
          <style:tab-stop style:position="10.583cm"/>
        </style:tab-stops>
      </style:paragraph-properties>
      <style:text-properties fo:hyphenate="true" fo:hyphenation-remain-char-count="2" fo:hyphenation-push-char-count="2"/>
    </style:style>
    <style:style style:name="P8" style:family="paragraph" style:parent-style-name="Table_20_Style_20_2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tab-stops>
          <style:tab-stop style:position="10.583cm"/>
        </style:tab-stops>
      </style:paragraph-properties>
      <style:text-properties officeooo:paragraph-rsid="0010d58d" fo:hyphenate="true" fo:hyphenation-remain-char-count="2" fo:hyphenation-push-char-count="2"/>
    </style:style>
    <style:style style:name="P9" style:family="paragraph" style:parent-style-name="Table_20_Style_20_2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tab-stops>
          <style:tab-stop style:position="10.583cm"/>
        </style:tab-stops>
      </style:paragraph-properties>
      <style:text-properties fo:font-size="11pt" style:font-size-asian="11pt" style:font-size-complex="11pt" fo:hyphenate="true" fo:hyphenation-remain-char-count="2" fo:hyphenation-push-char-count="2"/>
    </style:style>
    <style:style style:name="P10" style:family="paragraph" style:parent-style-name="Table_20_Style_20_2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#ffffff" style:writing-mode="lr-tb"/>
      <style:text-properties officeooo:paragraph-rsid="00121f64" fo:hyphenate="true" fo:hyphenation-remain-char-count="2" fo:hyphenation-push-char-count="2"/>
    </style:style>
    <style:style style:name="T1" style:family="text">
      <style:text-properties style:font-name="Helvetica Neue" fo:font-size="31pt" style:font-size-asian="31pt" style:font-size-complex="31pt"/>
    </style:style>
    <style:style style:name="T2" style:family="text">
      <style:text-properties style:font-name="Helvetica Neue" fo:font-size="11pt" style:font-size-asian="11pt" style:font-size-complex="11pt"/>
    </style:style>
    <style:style style:name="T3" style:family="text">
      <style:text-properties style:font-name="Helvetica Neue" fo:font-size="11pt" officeooo:rsid="001003b3" style:font-size-asian="11pt" style:font-size-complex="11pt"/>
    </style:style>
    <style:style style:name="T4" style:family="text">
      <style:text-properties fo:color="#000000" style:font-name="Helvetica Neue" fo:font-size="18pt" style:font-size-asian="18pt" style:font-size-complex="18pt"/>
    </style:style>
    <style:style style:name="T5" style:family="text">
      <style:text-properties fo:color="#000000" style:font-name="Helvetica Neue" fo:font-size="17pt" style:font-size-asian="17pt" style:font-size-complex="17pt"/>
    </style:style>
    <style:style style:name="T6" style:family="text">
      <style:text-properties fo:color="#000000" style:font-name="Helvetica Neue"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color="#000000" style:font-name="Helvetica Neue" fo:font-size="11pt" fo:font-weight="normal" officeooo:rsid="001003b3" style:font-size-asian="11pt" style:font-weight-asian="normal" style:font-size-complex="11pt" style:font-weight-complex="normal"/>
    </style:style>
    <style:style style:name="T8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9" style:family="text">
      <style:text-properties fo:font-size="11pt" fo:language="en" fo:country="US" fo:font-weight="bold" officeooo:rsid="00121f64" style:font-size-asian="11pt" style:font-weight-asian="bold" style:font-size-complex="11pt" style:font-weight-complex="bold"/>
    </style:style>
    <style:style style:name="T10" style:family="text">
      <style:text-properties fo:font-size="11pt" fo:language="en" fo:country="US" style:font-size-asian="11pt" style:font-size-complex="11pt"/>
    </style:style>
    <style:style style:name="T11" style:family="text">
      <style:text-properties fo:font-size="11pt" fo:language="en" fo:country="US" officeooo:rsid="001003b3" style:font-size-asian="11pt" style:font-size-complex="11pt"/>
    </style:style>
    <style:style style:name="T12" style:family="text">
      <style:text-properties fo:font-size="11pt" fo:language="en" fo:country="US" officeooo:rsid="0010d58d" style:font-size-asian="11pt" style:font-size-complex="11pt"/>
    </style:style>
    <style:style style:name="T13" style:family="text">
      <style:text-properties fo:font-size="11pt" fo:language="en" fo:country="US" officeooo:rsid="00121f64" style:font-size-asian="11pt" style:font-size-complex="11pt"/>
    </style:style>
    <style:style style:name="T14" style:family="text">
      <style:text-properties fo:font-size="11pt" fo:language="en" fo:country="US" fo:font-style="italic" style:font-size-asian="11pt" style:font-style-asian="italic" style:font-size-complex="11pt" style:font-style-complex="italic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1pt" officeooo:rsid="00121f64" style:font-size-asian="11pt" style:font-size-complex="11pt"/>
    </style:style>
    <style:style style:name="T18" style:family="text">
      <style:text-properties fo:font-size="11pt" fo:language="fr" fo:country="FR" fo:font-style="italic" style:font-size-asian="11pt" style:font-style-asian="italic" style:font-size-complex="11pt" style:font-style-complex="italic"/>
    </style:style>
    <style:style style:name="T19" style:family="text">
      <style:text-properties fo:font-size="11pt" fo:font-style="italic" officeooo:rsid="00121f64" style:font-size-asian="11pt" style:font-style-asian="italic" style:font-size-complex="11pt" style:font-style-complex="italic"/>
    </style:style>
    <style:style style:name="T20" style:family="text">
      <style:text-properties fo:font-size="14pt" fo:language="en" fo:country="US" fo:font-weight="bold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table:number-columns-spanned="5" office:value-type="string">
              <text:p text:style-name="P3"><text:span text:style-name="T1">AutomatedITSolutions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1" table:number-columns-spanned="5" office:value-type="string">
              <text:p text:style-name="P3"><text:span text:style-name="T4">Title: Provisioning with HashiCorp Terraform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3">
            <table:table-cell table:style-name="Table1.A3" office:value-type="string">
              <text:p text:style-name="P3"><text:span text:style-name="T5">What</text:span></text:p>
            </table:table-cell>
            <table:table-cell table:style-name="Table1.A3" office:value-type="string">
              <text:p text:style-name="P3"><text:span text:style-name="T5">Who</text:span></text:p>
            </table:table-cell>
            <table:table-cell table:style-name="Table1.A3" office:value-type="string">
              <text:p text:style-name="P3"><text:span text:style-name="T5">Where</text:span></text:p>
            </table:table-cell>
            <table:table-cell table:style-name="Table1.A3" office:value-type="string">
              <text:p text:style-name="P3"><text:span text:style-name="T5">When</text:span></text:p>
            </table:table-cell>
            <table:table-cell table:style-name="Table1.A3" office:value-type="string">
              <text:p text:style-name="P3"><text:span text:style-name="T5">How</text:span></text:p>
            </table:table-cell>
          </table:table-row>
        </table:table-header-rows>
        <table:table-row table:style-name="Table1.4">
          <table:table-cell table:style-name="Table1.A4" table:number-rows-spanned="4" office:value-type="string">
            <text:p text:style-name="P2"><text:span text:style-name="T6">In this session you will learn how HashiCorp </text:span><text:span text:style-name="T7">Vagrant</text:span><text:span text:style-name="T6"> </text:span><text:span text:style-name="T7">ca nbe incredibly useful for setting up development <text:s/>environments as well as how </text:span><text:span text:style-name="T6">to </text:span><text:span text:style-name="T7">create your own box from scratch</text:span></text:p>
          </table:table-cell>
          <table:table-cell table:style-name="Table1.B4" table:number-rows-spanned="4" office:value-type="string">
            <text:p text:style-name="Table_20_Style_20_2"><text:span text:style-name="T2">Developer or sysadmin with some familiarity with command line, config files </text:span><text:span text:style-name="T3">and virtual machines.</text:span></text:p>
          </table:table-cell>
          <table:table-cell table:style-name="Table1.C4" table:number-rows-spanned="4" office:value-type="string">
            <text:p text:style-name="Table_20_Style_20_2"><text:span text:style-name="T2">HAYS Edinburgh Office</text:span></text:p>
            <text:p text:style-name="Table_20_Style_20_2"/>
            <text:p text:style-name="Table_20_Style_20_2"><text:span text:style-name="T2">2nd Floor, 7 Castle Street, Edinburgh, EH2 3AH</text:span></text:p>
          </table:table-cell>
          <table:table-cell table:style-name="Table1.C4" table:number-rows-spanned="4" office:value-type="string">
            <text:p text:style-name="P5"><text:span text:style-name="T9">F</text:span><text:span text:style-name="T8">irst half: 6pm to 7pm</text:span></text:p>
            <text:p text:style-name="P6"><text:span text:style-name="T18">ntroductions</text:span><text:span text:style-name="T10">:</text:span></text:p>
            <text:p text:style-name="P10"><text:span text:style-name="T13">W</text:span><text:span text:style-name="T10">ho we all are </text:span></text:p>
            <text:p text:style-name="P5"><text:span text:style-name="T19">Agenda</text:span><text:span text:style-name="T14">:</text:span></text:p>
            <text:p text:style-name="P7"><text:span text:style-name="T10">Brief intro to HashiCorp </text:span><text:span text:style-name="T11">Vagrant</text:span><text:span text:style-name="T10"> - what it is and what it does:</text:span></text:p>
            <text:p text:style-name="P8"><text:span text:style-name="T10">- </text:span><text:span text:style-name="T12">How it </text:span><text:span text:style-name="T13">compares</text:span><text:span text:style-name="T12"> to Docker</text:span></text:p>
            <text:p text:style-name="P8"><text:span text:style-name="T10">- </text:span><text:span text:style-name="T12">How the Vagrantfile works</text:span></text:p>
            <text:p text:style-name="P8"><text:span text:style-name="T10">- Provisioning </text:span><text:span text:style-name="T12">a useful environment on top of a bare base box</text:span></text:p>
            <text:p text:style-name="P8"><text:span text:style-name="T12">- Creating a RHEL box from scratch</text:span></text:p>
            <text:p text:style-name="P8"><text:span text:style-name="T10">- Demonstration: creating </text:span><text:span text:style-name="T12">a LAMP stack using Vagrant</text:span></text:p>
            <text:p text:style-name="P9"/>
            <text:p text:style-name="P8"><text:span text:style-name="T9">B</text:span><text:span text:style-name="T8">reak: 7pm to 7:30pm</text:span></text:p>
            <text:p text:style-name="P8"><text:span text:style-name="T10"><text:s/>- beers &amp; pizza provided by Hays</text:span></text:p>
            <text:p text:style-name="P9"/>
            <text:p text:style-name="P7"><text:span text:style-name="T9">S</text:span><text:span text:style-name="T8">econd half: 7:30pm to 8:30pm</text:span></text:p>
            <text:p text:style-name="P8"><text:span text:style-name="T10"><text:s/>- workshop session: "</text:span><text:span text:style-name="T12">H</text:span><text:span text:style-name="T10">ands-on creating </text:span><text:span text:style-name="T12">a LAMP stack using Vagrant</text:span><text:span text:style-name="T10">”</text:span></text:p>
            <text:p text:style-name="P9"/>
            <text:p text:style-name="P7"><text:span text:style-name="T9">W</text:span><text:span text:style-name="T8">rap up 8:30 to 9pm</text:span></text:p>
            <text:p text:style-name="P7"><text:span text:style-name="T10"><text:s/>- summary and links to further info, define any follow-up tasks </text:span></text:p>
            <text:p text:style-name="P7"><text:span text:style-name="T16"><text:s/>- Q&amp;A </text:span></text:p>
          </table:table-cell>
          <table:table-cell table:style-name="Table1.E4" table:number-rows-spanned="4" office:value-type="string">
            <text:p text:style-name="Table_20_Style_20_2"><text:span text:style-name="T8">What you will need to bring</text:span><text:span text:style-name="T16">:</text:span></text:p>
            <text:p text:style-name="Table_20_Style_20_2"><text:span text:style-name="T10"><text:s/>- optional: your own laptop running Mac, Linux or Windows if you wish to join in the hands-on workshop </text:span></text:p>
            <text:p text:style-name="Table_20_Style_20_2"><text:span text:style-name="T8">What will be provided</text:span><text:span text:style-name="T16">:</text:span></text:p>
            <text:p text:style-name="Table_20_Style_20_2"><text:span text:style-name="T10"><text:s/>- USB disk containing </text:span><text:span text:style-name="T11">Va</text:span><text:span text:style-name="T10"> installers for most Operating Systems (Mac, Linux, (Windows?)) </text:span></text:p>
            <text:p text:style-name="Table_20_Style_20_2"><text:span text:style-name="T8">What you will learn</text:span><text:span text:style-name="T16">:</text:span></text:p>
            <text:p text:style-name="Table_20_Style_20_2"><text:span text:style-name="T10"><text:s/>- Terraform basics, introduction and usage </text:span></text:p>
            <text:p text:style-name="Table_20_Style_20_2"><text:span text:style-name="T10"><text:s/>- how to install and configure Terraform </text:span></text:p>
            <text:p text:style-name="Table_20_Style_20_2"><text:span text:style-name="T10"><text:s/>- How to provision Cloud hosts with Terraform</text:span></text:p>
            <text:p text:style-name="Table_20_Style_20_2"><text:span text:style-name="T10"><text:s/>- Terraform best practices - automation, version control etc </text:span></text:p>
            <text:p text:style-name="Table_20_Style_20_2"><text:span text:style-name="T8">Prerequisites</text:span></text:p>
            <text:p text:style-name="Table_20_Style_20_2"><text:span text:style-name="T10"><text:s/>- </text:span><text:span text:style-name="T11">A basic understanding of hypervisors <text:s/>and how common VM providers (e.g.: VirtualBox, Parallels, Hyper-V) work</text:span></text:p>
            <text:p text:style-name="Table_20_Style_20_2"><text:span text:style-name="T8">Related topics and resources</text:span></text:p>
            <text:p text:style-name="Table_20_Style_20_2"><text:span text:style-name="T10"><text:s/>- planned follow on presentations/workshops</text:span></text:p>
          </table:table-cell>
        </table:table-row>
        <table:table-row table:style-name="Table1.5"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table:number-columns-spanned="5" office:value-type="string">
            <text:p text:style-name="P4"><text:span text:style-name="T20">Complexity Level : 3000 (Some previous/related experience recommended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padding="0cm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ody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Style_20_3" style:display-name="Table Style 3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font-variant="normal" fo:text-transform="none" fo:color="#fefffe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bold" style:letter-kerning="false" style:font-name-asian="Arial Unicode MS" style:font-family-asian="'Arial Unicode MS'" style:font-family-generic-asian="system" style:font-pitch-asian="variable" style:font-size-asian="10pt" style:font-style-asian="normal" style:font-weight-asian="bold" style:font-name-complex="Arial Unicode MS" style:font-family-complex="'Arial Unicode MS'" style:font-family-generic-complex="system" style:font-pitch-complex="variable" style:font-size-complex="10pt" style:font-style-complex="normal" style:font-weight-complex="bold" fo:hyphenate="true" fo:hyphenation-remain-char-count="2" fo:hyphenation-push-char-count="2"/>
    </style:style>
    <style:style style:name="Table_20_Style_20_2" style:display-name="Table Style 2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0pt" style:font-style-asian="normal" style:font-weight-asian="normal" style:font-name-complex="Arial Unicode MS" style:font-family-complex="'Arial Unicode MS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51cm" fo:margin-bottom="1.499cm" fo:margin-left="2cm" fo:margin-right="2cm" style:writing-mode="rl-tb" style:layout-grid-color="#c0c0c0" style:layout-grid-lines="170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22T21:37:34.482158708</dc:date>
    <meta:editing-duration>PT22M45S</meta:editing-duration>
    <meta:editing-cycles>3</meta:editing-cycles>
    <meta:document-statistic meta:table-count="1" meta:image-count="0" meta:object-count="0" meta:page-count="1" meta:paragraph-count="42" meta:word-count="281" meta:character-count="1701" meta:non-whitespace-character-count="1440"/>
  </office:meta>
</office:document-meta>
</file>